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6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7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5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1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2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6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9" style:family="paragraph" style:parent-style-name="Standard" style:list-style-name="L13">
      <style:text-properties style:text-line-through-style="solid" style:text-line-through-type="single" fo:language="en" fo:country="US" officeooo:rsid="004f1aae" officeooo:paragraph-rsid="004f1aae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1" style:family="paragraph" style:parent-style-name="Standard" style:list-style-name="L2">
      <style:text-properties fo:language="en" fo:country="US" officeooo:rsid="001944a8" officeooo:paragraph-rsid="001944a8"/>
    </style:style>
    <style:style style:name="P42" style:family="paragraph" style:parent-style-name="Standard" style:list-style-name="L3">
      <style:text-properties fo:language="en" fo:country="US" officeooo:rsid="001b42da" officeooo:paragraph-rsid="001b42da"/>
    </style:style>
    <style:style style:name="P43" style:family="paragraph" style:parent-style-name="Standard" style:list-style-name="L5">
      <style:text-properties fo:language="en" fo:country="US" officeooo:rsid="00442113" officeooo:paragraph-rsid="00442113"/>
    </style:style>
    <style:style style:name="P44" style:family="paragraph" style:parent-style-name="Standard" style:list-style-name="L6">
      <style:text-properties fo:language="en" fo:country="US" officeooo:rsid="001ccaad" officeooo:paragraph-rsid="004d9fff"/>
    </style:style>
    <style:style style:name="P45" style:family="paragraph" style:parent-style-name="Standard" style:list-style-name="L7">
      <style:text-properties fo:language="en" fo:country="US" officeooo:rsid="001ccaad" officeooo:paragraph-rsid="001ccaad"/>
    </style:style>
    <style:style style:name="P46" style:family="paragraph" style:parent-style-name="Standard" style:list-style-name="L9">
      <style:text-properties fo:language="en" fo:country="US" officeooo:rsid="001ccaad" officeooo:paragraph-rsid="001ccaad"/>
    </style:style>
    <style:style style:name="P47" style:family="paragraph" style:parent-style-name="Standard" style:list-style-name="L6">
      <style:text-properties fo:language="en" fo:country="US" officeooo:rsid="004b440d" officeooo:paragraph-rsid="004b440d"/>
    </style:style>
    <style:style style:name="P48" style:family="paragraph" style:parent-style-name="Standard" style:list-style-name="L6">
      <style:text-properties fo:language="en" fo:country="US" officeooo:rsid="001bb2e9" officeooo:paragraph-rsid="001bb2e9"/>
    </style:style>
    <style:style style:name="P49" style:family="paragraph" style:parent-style-name="Standard" style:list-style-name="L8">
      <style:text-properties fo:language="en" fo:country="US" officeooo:rsid="00497ad5" officeooo:paragraph-rsid="00497ad5"/>
    </style:style>
    <style:style style:name="P50" style:family="paragraph" style:parent-style-name="Standard" style:list-style-name="L9">
      <style:text-properties fo:language="en" fo:country="US" officeooo:rsid="00472491" officeooo:paragraph-rsid="00472491"/>
    </style:style>
    <style:style style:name="P51" style:family="paragraph" style:parent-style-name="Standard" style:list-style-name="L10">
      <style:text-properties fo:language="en" fo:country="US" officeooo:rsid="00443868" officeooo:paragraph-rsid="00443868"/>
    </style:style>
    <style:style style:name="P52" style:family="paragraph" style:parent-style-name="Standard" style:list-style-name="L11">
      <style:text-properties fo:language="en" fo:country="US" fo:font-weight="normal" officeooo:rsid="002bbb5a" officeooo:paragraph-rsid="002bbb5a" style:font-weight-asian="normal" style:font-weight-complex="normal"/>
    </style:style>
    <style:style style:name="P53" style:family="paragraph" style:parent-style-name="Standard" style:list-style-name="L11">
      <style:text-properties fo:language="en" fo:country="US" fo:font-weight="normal" officeooo:rsid="002bbb5a" officeooo:paragraph-rsid="004ff353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55" style:family="paragraph" style:parent-style-name="Standard" style:list-style-name="L14">
      <style:text-properties fo:language="en" fo:country="US" fo:font-weight="normal" officeooo:rsid="002bbb5a" officeooo:paragraph-rsid="004ff353" style:font-weight-asian="normal" style:font-weight-complex="normal"/>
    </style:style>
    <style:style style:name="P56" style:family="paragraph" style:parent-style-name="Standard" style:list-style-name="L11">
      <style:text-properties fo:language="en" fo:country="US" fo:font-weight="normal" officeooo:rsid="0044fbb0" officeooo:paragraph-rsid="0044fbb0" style:font-weight-asian="normal" style:font-weight-complex="normal"/>
    </style:style>
    <style:style style:name="P57" style:family="paragraph" style:parent-style-name="Standard" style:list-style-name="L11">
      <style:text-properties fo:language="en" fo:country="US" fo:font-weight="normal" officeooo:rsid="0044fbb0" officeooo:paragraph-rsid="004ff353" style:font-weight-asian="normal" style:font-weight-complex="normal"/>
    </style:style>
    <style:style style:name="P58" style:family="paragraph" style:parent-style-name="Standard" style:list-style-name="L14">
      <style:text-properties fo:language="en" fo:country="US" fo:font-weight="normal" officeooo:rsid="0044fbb0" officeooo:paragraph-rsid="004ff353" style:font-weight-asian="normal" style:font-weight-complex="normal"/>
    </style:style>
    <style:style style:name="P59" style:family="paragraph" style:parent-style-name="Standard" style:list-style-name="L11">
      <style:text-properties fo:language="en" fo:country="US" fo:font-weight="normal" officeooo:rsid="004a785f" officeooo:paragraph-rsid="004ff353" style:font-weight-asian="normal" style:font-weight-complex="normal"/>
    </style:style>
    <style:style style:name="P60" style:family="paragraph" style:parent-style-name="Standard" style:list-style-name="L11">
      <style:text-properties fo:language="en" fo:country="US" fo:font-weight="normal" officeooo:rsid="004a785f" officeooo:paragraph-rsid="002bbb5a" style:font-weight-asian="normal" style:font-weight-complex="normal"/>
    </style:style>
    <style:style style:name="P61" style:family="paragraph" style:parent-style-name="Standard" style:list-style-name="L12">
      <style:text-properties fo:language="en" fo:country="US" fo:font-weight="normal" officeooo:rsid="003c1630" officeooo:paragraph-rsid="003c1630" style:font-weight-asian="normal" style:font-weight-complex="normal"/>
    </style:style>
    <style:style style:name="P62" style:family="paragraph" style:parent-style-name="Standard" style:list-style-name="L14">
      <style:text-properties fo:language="en" fo:country="US" fo:font-weight="normal" officeooo:rsid="004ff353" officeooo:paragraph-rsid="004ff353" style:font-weight-asian="normal" style:font-weight-complex="normal"/>
    </style:style>
    <style:style style:name="P63" style:family="paragraph" style:parent-style-name="Standard" style:list-style-name="L6">
      <style:text-properties fo:language="en" fo:country="US" officeooo:rsid="004d9fff" officeooo:paragraph-rsid="004d9fff"/>
    </style:style>
    <style:style style:name="P64" style:family="paragraph" style:parent-style-name="Standard">
      <style:text-properties fo:language="en" fo:country="US" officeooo:rsid="004f1aae" officeooo:paragraph-rsid="004f1aae"/>
    </style:style>
    <style:style style:name="P65" style:family="paragraph" style:parent-style-name="Standard" style:list-style-name="L6">
      <style:text-properties fo:language="en" fo:country="US" officeooo:rsid="004fd3dd" officeooo:paragraph-rsid="004fd3dd"/>
    </style:style>
    <style:style style:name="P66" style:family="paragraph" style:parent-style-name="Standard" style:list-style-name="L11">
      <style:text-properties officeooo:paragraph-rsid="002bbb5a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15f36"/>
    </style:style>
    <style:style style:name="T17" style:family="text">
      <style:text-properties officeooo:rsid="0044fbb0"/>
    </style:style>
    <style:style style:name="T18" style:family="text">
      <style:text-properties officeooo:rsid="00491a26"/>
    </style:style>
    <style:style style:name="T19" style:family="text">
      <style:text-properties officeooo:rsid="004b440d"/>
    </style:style>
    <style:style style:name="T20" style:family="text">
      <style:text-properties officeooo:rsid="004d9fff"/>
    </style:style>
    <style:style style:name="T21" style:family="text">
      <style:text-properties fo:language="en" fo:country="US" fo:font-weight="normal" officeooo:rsid="002bbb5a" style:font-weight-asian="normal" style:font-weight-complex="normal"/>
    </style:style>
    <style:style style:name="T22" style:family="text">
      <style:text-properties officeooo:rsid="002bbb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1642662358335299795" text:style-name="L1">
        <text:list-item>
          <text:p text:style-name="P17">Only when user has administration rights</text:p>
        </text:list-item>
        <text:list-item>
          <text:p text:style-name="P17">Add user</text:p>
        </text:list-item>
        <text:list-item>
          <text:p text:style-name="P17">Add rights</text:p>
        </text:list-item>
        <text:list-item>
          <text:p text:style-name="P17">Edit user</text:p>
        </text:list-item>
        <text:list-item>
          <text:p text:style-name="P17">Delete user</text:p>
        </text:list-item>
        <text:list-item>
          <text:p text:style-name="P17">Delete <text:span text:style-name="T6">user </text:span>only when no route posted</text:p>
        </text:list-item>
        <text:list-item>
          <text:p text:style-name="P17">Log in</text:p>
        </text:list-item>
        <text:list-item>
          <text:p text:style-name="P17">Log out</text:p>
        </text:list-item>
        <text:list-item>
          <text:p text:style-name="P18">Validate form and display error message</text:p>
        </text:list-item>
      </text:list>
      <text:p text:style-name="P5"/>
      <text:p text:style-name="P5">Posting routes</text:p>
      <text:list xml:id="list4089425890325420640" text:style-name="L2">
        <text:list-item>
          <text:p text:style-name="P21"><text:span text:style-name="T3">Only w</text:span>hen has posting rights</text:p>
        </text:list-item>
        <text:list-item>
          <text:p text:style-name="P21">Add route</text:p>
        </text:list-item>
        <text:list-item>
          <text:p text:style-name="P21">Edit route</text:p>
        </text:list-item>
        <text:list-item>
          <text:p text:style-name="P21">upload new gpx file</text:p>
        </text:list-item>
        <text:list-item>
          <text:p text:style-name="P21">delete route</text:p>
        </text:list-item>
        <text:list-item>
          <text:p text:style-name="P21">display list of uploaded hiking routes</text:p>
        </text:list-item>
        <text:list-item>
          <text:p text:style-name="P19">Validate form and display error message</text:p>
        </text:list-item>
        <text:list-item>
          <text:p text:style-name="P20"><text:span text:style-name="T10">Get n</text:span>ame of start location by nomatim service from osm</text:p>
        </text:list-item>
      </text:list>
      <text:p text:style-name="P15"/>
      <text:list xml:id="list195945701358206" text:continue-numbering="true" text:style-name="L2">
        <text:list-header>
          <text:p text:style-name="P41"/>
        </text:list-header>
      </text:list>
      <text:p text:style-name="P5">Display route</text:p>
      <text:list xml:id="list6121117404641569025" text:style-name="L3">
        <text:list-item>
          <text:p text:style-name="P22">Display list of all uploaded routes </text:p>
        </text:list-item>
        <text:list-item>
          <text:p text:style-name="P23">Display route</text:p>
          <text:list>
            <text:list-item>
              <text:p text:style-name="P23">Edit controls when allowed to edit (owner of administrator)</text:p>
            </text:list-item>
            <text:list-item>
              <text:p text:style-name="P23">Title</text:p>
            </text:list-item>
            <text:list-item>
              <text:p text:style-name="P42"><text:span text:style-name="T4">Map</text:span> </text:p>
            </text:list-item>
            <text:list-item>
              <text:p text:style-name="P24">User <text:span text:style-name="T6">name </text:span></text:p>
            </text:list-item>
            <text:list-item>
              <text:p text:style-name="P24">upload date</text:p>
            </text:list-item>
          </text:list>
        </text:list-item>
      </text:list>
      <text:p text:style-name="P5"/>
      <text:p text:style-name="P6">Cleanup:</text:p>
      <text:list xml:id="list1328036173044222218" text:style-name="L4">
        <text:list-item>
          <text:p text:style-name="P25">Cleaning default generated Laveral code</text:p>
          <text:list>
            <text:list-item>
              <text:p text:style-name="P25">Register page</text:p>
            </text:list-item>
            <text:list-item>
              <text:p text:style-name="P25">Password <text:span text:style-name="T11">reset</text:span></text:p>
            </text:list-item>
          </text:list>
        </text:list-item>
        <text:list-item>
          <text:p text:style-name="P28">Improve layout</text:p>
        </text:list-item>
      </text:list>
      <text:p text:style-name="P5"/>
      <text:p text:style-name="P16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4945394319436327067" text:style-name="L5">
        <text:list-item>
          <text:p text:style-name="P32">Split name into firstname and lastname</text:p>
        </text:list-item>
        <text:list-item>
          <text:p text:style-name="P26">Nick name</text:p>
        </text:list-item>
        <text:list-item>
          <text:p text:style-name="P26">Edit profile</text:p>
        </text:list-item>
        <text:list-item>
          <text:p text:style-name="P26">Disable user (only administrator)</text:p>
        </text:list-item>
        <text:list-item>
          <text:p text:style-name="P33">Change password <text:span text:style-name="T18">(by user)</text:span></text:p>
        </text:list-item>
        <text:list-item>
          <text:p text:style-name="P43">Display user rights</text:p>
        </text:list-item>
        <text:list-item>
          <text:p text:style-name="P34">Create admin user with artisan</text:p>
        </text:list-item>
        <text:list-item>
          <text:p text:style-name="P35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2294255435989948805" text:style-name="L6">
        <text:list-item>
          <text:p text:style-name="P27">Publish flag</text:p>
        </text:list-item>
        <text:list-item>
          <text:p text:style-name="P48"><text:span text:style-name="T4">Uploading: First upload gpx and the edit details</text:span></text:p>
        </text:list-item>
        <text:list-item>
          <text:p text:style-name="P29">Calculate distance</text:p>
        </text:list-item>
        <text:list-item>
          <text:p text:style-name="P29">Store route details in table</text:p>
        </text:list-item>
        <text:list-item>
          <text:p text:style-name="P30">Getting route recording time</text:p>
        </text:list-item>
        <text:list-item>
          <text:p text:style-name="P30"><text:span text:style-name="T9">s</text:span>tor<text:span text:style-name="T9">ing</text:span> route recording time</text:p>
        </text:list-item>
        <text:list-item>
          <text:p text:style-name="P38">Paging of routes</text:p>
        </text:list-item>
        <text:list-item>
          <text:p text:style-name="P36">When uploading new route:Check if uploaded GFX belongs to the current user</text:p>
        </text:list-item>
        <text:list-item>
          <text:p text:style-name="P36"><text:span text:style-name="T15">C</text:span>onfirmation to delete a route</text:p>
        </text:list-item>
        <text:list-item>
          <text:p text:style-name="P37">Bigger size route</text:p>
        </text:list-item>
        <text:list-item>
          <text:p text:style-name="P37">Enlarge route</text:p>
        </text:list-item>
        <text:list-item>
          <text:p text:style-name="P47">Publish route menu item in “display route” page.</text:p>
        </text:list-item>
        <text:list-item>
          <text:p text:style-name="P63">Seperate route traces (gpx) and routes</text:p>
          <text:list>
            <text:list-item>
              <text:p text:style-name="P40">Route trace list</text:p>
            </text:list-item>
            <text:list-item>
              <text:p text:style-name="P65">Display route trace information</text:p>
            </text:list-item>
            <text:list-item>
              <text:p text:style-name="P65">Add/Delete route trace</text:p>
            </text:list-item>
            <text:list-item>
              <text:p text:style-name="P65">Select route trace in edit/add route form</text:p>
            </text:list-item>
          </text:list>
        </text:list-item>
        <text:list-item>
          <text:p text:style-name="P44">Detailed route description</text:p>
        </text:list-item>
        <text:list-item>
          <text:p text:style-name="P44">upload photo’s</text:p>
          <text:p text:style-name="P48"/>
        </text:list-item>
      </text:list>
      <text:p text:style-name="P8">Display routes</text:p>
      <text:p text:style-name="P8"/>
      <text:list xml:id="list5178008425415477380" text:style-name="L7">
        <text:list-item>
          <text:p text:style-name="P31">Search route<text:span text:style-name="T8">s</text:span></text:p>
        </text:list-item>
        <text:list-item>
          <text:p text:style-name="P45">Near <text:s/>route<text:span text:style-name="T8">s</text:span></text:p>
        </text:list-item>
      </text:list>
      <text:p text:style-name="P8"/>
      <text:p text:style-name="P14">Routing</text:p>
      <text:p text:style-name="P14"/>
      <text:list xml:id="list3803815671936187327" text:style-name="L8">
        <text:list-item>
          <text:p text:style-name="P49">Move authentication check to routing</text:p>
        </text:list-item>
        <text:list-item>
          <text:p text:style-name="P49">Move parameter check to routing</text:p>
        </text:list-item>
      </text:list>
      <text:p text:style-name="P8"/>
      <text:p text:style-name="P8">Others:</text:p>
      <text:list xml:id="list4889996640900032942" text:style-name="L9">
        <text:list-item>
          <text:p text:style-name="P46">Figure out how to install <text:span text:style-name="T16">site</text:span></text:p>
        </text:list-item>
        <text:list-item>
          <text:p text:style-name="P46">Unit /auto testing</text:p>
        </text:list-item>
        <text:list-item>
          <text:p text:style-name="P50"><text:soft-page-break/>Seperate admin menu items</text:p>
        </text:list-item>
        <text:list-item>
          <text:p text:style-name="P50">Add icons, where usefull</text:p>
        </text:list-item>
      </text:list>
      <text:p text:style-name="P8"/>
      <text:p text:style-name="P13">Layout</text:p>
      <text:list xml:id="list7978662314434412504" text:style-name="L10">
        <text:list-item>
          <text:p text:style-name="P51">Improve layout</text:p>
        </text:list-item>
      </text:list>
      <text:p text:style-name="P64">Location Service</text:p>
      <text:list xml:id="list8488351311033695002" text:style-name="L13">
        <text:list-item>
          <text:p text:style-name="P39">Make servicer more flexible</text:p>
        </text:list-item>
        <text:list-item>
          <text:p text:style-name="P39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20">6</text:span>-2017</text:p>
      <text:p text:style-name="P11"/>
      <text:list xml:id="list4667356600640872115" text:style-name="L14">
        <text:list-item>
          <text:p text:style-name="P62">App configuration</text:p>
          <text:list>
            <text:list-item>
              <text:p text:style-name="P58">Set application title/<text:span text:style-name="T19">header image<text:tab/></text:span></text:p>
            </text:list-item>
            <text:list-item>
              <text:p text:style-name="P62">Set user default rights</text:p>
            </text:list-item>
            <text:list-item>
              <text:p text:style-name="P55">Optional disable registration</text:p>
            </text:list-item>
            <text:list-item>
              <text:p text:style-name="P55">Optional hide login <text:span text:style-name="T17">as frontpage</text:span></text:p>
            </text:list-item>
          </text:list>
        </text:list-item>
        <text:list-item>
          <text:p text:style-name="P62">Users</text:p>
          <text:list>
            <text:list-item>
              <text:p text:style-name="P62">Rights:</text:p>
              <text:list>
                <text:list-item>
                  <text:p text:style-name="P62">Edit user</text:p>
                </text:list-item>
                <text:list-item>
                  <text:p text:style-name="P62">View other routes</text:p>
                </text:list-item>
              </text:list>
            </text:list-item>
            <text:list-item>
              <text:p text:style-name="P55">Email confirmation on registration.</text:p>
            </text:list-item>
            <text:list-item>
              <text:p text:style-name="P55">Email confirmation on registration.</text:p>
              <text:p text:style-name="P55"/>
            </text:list-item>
          </text:list>
        </text:list-item>
        <text:list-item>
          <text:p text:style-name="P62">Routes/traces</text:p>
        </text:list-item>
      </text:list>
      <text:list xml:id="list3376600733954993404" text:style-name="L11">
        <text:list-item>
          <text:list>
            <text:list-item>
              <text:p text:style-name="P66"><text:span text:style-name="T21">kml files</text:span></text:p>
            </text:list-item>
            <text:list-item>
              <text:p text:style-name="P57"><text:span text:style-name="T22">Mass upload gpx<text:tab/></text:span></text:p>
            </text:list-item>
            <text:list-item>
              <text:p text:style-name="P59"><text:span text:style-name="T22">Seperate tile server<text:tab/></text:span></text:p>
            </text:list-item>
            <text:list-item>
              <text:p text:style-name="P53">Download gpx</text:p>
            </text:list-item>
          </text:list>
          <text:p text:style-name="P60"/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7487837192640669518" text:style-name="L12">
        <text:list-item>
          <text:p text:style-name="P6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4-05T19:59:45.512760039</dc:date>
    <meta:editing-duration>PT23H28M25S</meta:editing-duration>
    <meta:editing-cycles>40</meta:editing-cycles>
    <meta:generator>LibreOffice/5.2.5.1$Linux_X86_64 LibreOffice_project/20m0$Build-1</meta:generator>
    <meta:document-statistic meta:table-count="0" meta:image-count="0" meta:object-count="0" meta:page-count="3" meta:paragraph-count="106" meta:word-count="439" meta:character-count="2342" meta:non-whitespace-character-count="2080"/>
  </office:meta>
</office:document-meta>
</file>